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0208E94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4cm, 4.232cm, 13.097cm, 5.07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2.288cm" svg:x="0.992cm" svg:y="2.491cm">
          <draw:image xlink:href="Pictures/10000000000005E8000007E00208E94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8:48.737504678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